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82a" officeooo:paragraph-rsid="0009982a"/>
    </style:style>
    <style:style style:name="P2" style:family="paragraph" style:parent-style-name="Standard">
      <style:text-properties officeooo:rsid="000b39cd" officeooo:paragraph-rsid="000b39cd"/>
    </style:style>
    <style:style style:name="P3" style:family="paragraph" style:parent-style-name="Standard">
      <style:text-properties officeooo:rsid="000e5498" officeooo:paragraph-rsid="000e5498"/>
    </style:style>
    <style:style style:name="P4" style:family="paragraph" style:parent-style-name="Standard">
      <style:text-properties officeooo:paragraph-rsid="000e5498"/>
    </style:style>
    <style:style style:name="P5" style:family="paragraph" style:parent-style-name="Standard">
      <style:text-properties officeooo:rsid="000e6878" officeooo:paragraph-rsid="000e6878"/>
    </style:style>
    <style:style style:name="P6" style:family="paragraph" style:parent-style-name="Standard">
      <style:text-properties officeooo:rsid="000f1779" officeooo:paragraph-rsid="000f1779"/>
    </style:style>
    <style:style style:name="P7" style:family="paragraph" style:parent-style-name="Standard">
      <style:text-properties officeooo:rsid="001104a0" officeooo:paragraph-rsid="001104a0"/>
    </style:style>
    <style:style style:name="P8" style:family="paragraph" style:parent-style-name="Standard">
      <style:text-properties officeooo:rsid="001104a0" officeooo:paragraph-rsid="0009982a"/>
    </style:style>
    <style:style style:name="P9" style:family="paragraph" style:parent-style-name="Standard">
      <style:text-properties officeooo:rsid="001213f6" officeooo:paragraph-rsid="001213f6"/>
    </style:style>
    <style:style style:name="T1" style:family="text">
      <style:text-properties officeooo:rsid="000e54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7"/>
      <text:p text:style-name="P9">199</text:p>
      <text:p text:style-name="P9">1)</text:p>
      <text:p text:style-name="P9">#include &lt;iostream&gt;</text:p>
      <text:p text:style-name="P9"/>
      <text:p text:style-name="P9">using namespace std;</text:p>
      <text:p text:style-name="P9"/>
      <text:p text:style-name="P9">int main()</text:p>
      <text:p text:style-name="P9">{</text:p>
      <text:p text:style-name="P9"><text:s text:c="4"/>string a;</text:p>
      <text:p text:style-name="P9"><text:s text:c="4"/>bool b;</text:p>
      <text:p text:style-name="P9"><text:s text:c="4"/></text:p>
      <text:p text:style-name="P9"><text:s text:c="4"/>cin&gt;&gt;a;</text:p>
      <text:p text:style-name="P9"><text:s text:c="4"/></text:p>
      <text:p text:style-name="P9"><text:s text:c="4"/>if(a=="blue"||a=="Blue"){</text:p>
      <text:p text:style-name="P9"><text:s text:c="8"/>b=true;</text:p>
      <text:p text:style-name="P9"><text:s text:c="8"/>cout&lt;&lt;b&lt;&lt;endl;</text:p>
      <text:p text:style-name="P9"><text:s text:c="4"/>}</text:p>
      <text:p text:style-name="P9"><text:s text:c="4"/></text:p>
      <text:p text:style-name="P9"><text:s text:c="4"/></text:p>
      <text:p text:style-name="P9"><text:s text:c="4"/></text:p>
      <text:p text:style-name="P9"><text:s text:c="4"/></text:p>
      <text:p text:style-name="P9"><text:s text:c="4"/>return 0;</text:p>
      <text:p text:style-name="P9">}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8:22:32.071916511</meta:creation-date>
    <dc:date>2022-03-22T10:49:05.661036657</dc:date>
    <meta:editing-duration>PT25M1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22" meta:character-count="199" meta:non-whitespace-character-count="128"/>
  </office:meta>
</office:document-meta>
</file>